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padding="0cm" fo:border="none"/>
      <style:text-properties fo:font-weight="bold" loext:padding="0cm" loext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ubtract-the-product-and-sum-of-digits-of-an-integer/" text:style-name="Internet_20_link" text:visited-style-name="Visited_20_Internet_20_Link"><text:span text:style-name="T1">1281. Subtract the Product and Sum of Digits of an Integer</text:span></text:a></text:p>
      <text:section text:style-name="Sect1" text:name="headlessui-popover-button-:r10:">
        <text:p text:style-name="Standard"/>
      </text:section>
      <text:section text:style-name="Sect1" text:name="headlessui-popover-button-:rb:">
        <text:p text:style-name="Standard"/>
      </text:section>
      <text:p text:style-name="P5">Easy</text:p>
      <text:p text:style-name="P5">2.3K</text:p>
      <text:p text:style-name="P5">220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5">Companies</text:p>
      <text:p text:style-name="P6"><text:span text:style-name="T1">Given an integer number </text:span><text:span text:style-name="Source_20_Text"><text:span text:style-name="T2">n</text:span></text:span><text:span text:style-name="T1">, return the difference between the product of its digits and the sum of its digits.</text:span></text:p>
      <text:p text:style-name="P7"> </text:p>
      <text:p text:style-name="P8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 = 234</text:span></text:p>
      <text:p text:style-name="P3"><text:span text:style-name="Strong_20_Emphasis"><text:span text:style-name="T1">Output:</text:span></text:span><text:span text:style-name="T1"> 15 </text:span></text:p>
      <text:p text:style-name="P2"><text:span text:style-name="T3">Explanation:</text:span> </text:p>
      <text:p text:style-name="P2">Product of digits = 2 * 3 * 4 = 24 </text:p>
      <text:p text:style-name="P2">Sum of digits = 2 + 3 + 4 = 9 </text:p>
      <text:p text:style-name="P1">Result = 24 - 9 = 15</text:p>
      <text:p text:style-name="P8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 = 4421</text:span></text:p>
      <text:p text:style-name="P3"><text:span text:style-name="Strong_20_Emphasis"><text:span text:style-name="T1">Output:</text:span></text:span><text:span text:style-name="T1"> 21</text:span></text:p>
      <text:p text:style-name="P4">Explanation: </text:p>
      <text:p text:style-name="P2">Product of digits = 4 * 4 * 2 * 1 = 32 </text:p>
      <text:p text:style-name="P2">Sum of digits = 4 + 4 + 2 + 1 = 11 </text:p>
      <text:p text:style-name="P1">Result = 32 - 11 = 21</text:p>
      <text:p text:style-name="P7"> </text:p>
      <text:p text:style-name="P8"><text:span text:style-name="Strong_20_Emphasis"><text:span text:style-name="T1">Constraints:</text:span></text:span></text:p>
      <text:list xml:id="list1080459130" text:style-name="L1">
        <text:list-item>
          <text:p text:style-name="P9"><text:span text:style-name="Source_20_Text"><text:span text:style-name="T2">1 &lt;= n &lt;= 10^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22:52:04.672000000</dc:date>
    <meta:editing-duration>PT9M35S</meta:editing-duration>
    <meta:editing-cycles>1</meta:editing-cycles>
    <meta:document-statistic meta:table-count="0" meta:image-count="0" meta:object-count="0" meta:page-count="1" meta:paragraph-count="24" meta:word-count="122" meta:character-count="492" meta:non-whitespace-character-count="384"/>
    <meta:generator>LibreOffice/7.2.2.2$Windows_X86_64 LibreOffice_project/02b2acce88a210515b4a5bb2e46cbfb63fe97d56</meta:generator>
  </office:meta>
</office:document-meta>
</file>